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79.43pt" svg:y="169.88pt">
            <draw:object draw:notify-on-update-of-ranges="Sheet1.C5:Sheet1.C5 Sheet1.C6:Sheet1.C10 Sheet1.F5:Sheet1.F5 Sheet1.F6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1.91pt" svg:height="288pt" svg:x="671.13pt" svg:y="158.74pt">
            <draw:object draw:notify-on-update-of-ranges="Sheet1.C5:Sheet1.C5 Sheet1.C5:Sheet1.C10 Sheet1.D5:Sheet1.D5 Sheet1.D5:Sheet1.D10 Sheet1.C5:Sheet1.C5 Sheet1.C5:Sheet1.C10 Sheet1.E5:Sheet1.E5 Sheet1.E5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office:value-type="string" calcext:value-type="string">
            <text:p>Pressure power</text:p>
          </table:table-cell>
          <table:table-cell office:value-type="string" calcext:value-type="string">
            <text:p>Shear power</text:p>
          </table:table-cell>
          <table:table-cell office:value-type="string" calcext:value-type="string">
            <text:p>Total power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50936671715" calcext:value-type="float">
            <text:p>4.50936671715</text:p>
          </table:table-cell>
          <table:table-cell office:value-type="float" office:value="-0.126146550703" calcext:value-type="float">
            <text:p>-0.126146550703</text:p>
          </table:table-cell>
          <table:table-cell office:value-type="float" office:value="4.50936671715" calcext:value-type="float">
            <text:p>4.5093667171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0057722406" calcext:value-type="float">
            <text:p>4.50057722406</text:p>
          </table:table-cell>
          <table:table-cell office:value-type="float" office:value="-0.126720100367" calcext:value-type="float">
            <text:p>-0.126720100367</text:p>
          </table:table-cell>
          <table:table-cell office:value-type="float" office:value="4.50057722406" calcext:value-type="float">
            <text:p>4.5005772240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9642685337" calcext:value-type="float">
            <text:p>4.49642685337</text:p>
          </table:table-cell>
          <table:table-cell office:value-type="float" office:value="-0.127405136443" calcext:value-type="float">
            <text:p>-0.127405136443</text:p>
          </table:table-cell>
          <table:table-cell office:value-type="float" office:value="4.49642685337" calcext:value-type="float">
            <text:p>4.4964268533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.49777613549" calcext:value-type="float">
            <text:p>4.49777613549</text:p>
          </table:table-cell>
          <table:table-cell office:value-type="float" office:value="-0.126945453813" calcext:value-type="float">
            <text:p>-0.126945453813</text:p>
          </table:table-cell>
          <table:table-cell office:value-type="float" office:value="4.49777613549" calcext:value-type="float">
            <text:p>4.4977761354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49272061057" calcext:value-type="float">
            <text:p>4.49272061057</text:p>
          </table:table-cell>
          <table:table-cell office:value-type="float" office:value="-0.128350506091" calcext:value-type="float">
            <text:p>-0.128350506091</text:p>
          </table:table-cell>
          <table:table-cell office:value-type="float" office:value="4.49272061057" calcext:value-type="float">
            <text:p>4.49272061057</text:p>
          </table:table-cell>
        </table:table-row>
      </table:table>
      <table:named-expressions/>
      <table:database-ranges>
        <table:database-range table:name="__Anonymous_Sheet_DB__0" table:target-range-address="Sheet1.B6:Sheet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5:07:54.313172550</meta:creation-date>
    <dc:date>2018-07-03T16:17:53.034169431</dc:date>
    <meta:editing-duration>PT59M49S</meta:editing-duration>
    <meta:editing-cycles>2</meta:editing-cycles>
    <meta:generator>LibreOffice/6.0.5.2$Linux_X86_64 LibreOffice_project/00m0$Build-2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.3" chart:maximum="4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333cm" svg:y="0.338cm" chart:style-name="ch2">
          <text:p>Mean power</text:p>
        </chart:title>
        <chart:plot-area chart:style-name="ch3" table:cell-range-address="Sheet1.C5:Sheet1.C10 Sheet1.F5:Sheet1.F10" chart:data-source-has-labels="row" svg:x="1.103cm" svg:y="1.151cm" svg:width="13.527cm" svg:height="7.787cm">
          <chartooo:coordinate-region svg:x="2.015cm" svg:y="1.312cm" svg:width="12.521cm" svg:height="7.058cm"/>
          <chart:axis chart:dimension="x" chart:name="primary-x" chart:style-name="ch4">
            <chart:title svg:x="6.883cm" svg:y="9.141cm" chart:style-name="ch5">
              <text:p>Turn number</text:p>
            </chart:title>
          </chart:axis>
          <chart:axis chart:dimension="y" chart:name="primary-y" chart:style-name="ch6">
            <chart:title svg:x="0.291cm" svg:y="5.564cm" chart:style-name="ch7">
              <text:p>Power</text:p>
            </chart:title>
            <chart:grid chart:style-name="ch8" chart:class="major"/>
          </chart:axis>
          <chart:series chart:style-name="ch9" chart:values-cell-range-address="Sheet1.F6:Sheet1.F10" chart:label-cell-address="Sheet1.F5:Sheet1.F5" chart:class="chart:scatter">
            <chart:domain table:cell-range-address="Sheet1.C6:Sheet1.C1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tal power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6:Sheet1.C10</svg:desc>
                </draw:g>
              </table:table-cell>
              <table:table-cell office:value-type="float" office:value="4.50936671715">
                <text:p>4.50936671715</text:p>
                <draw:g>
                  <svg:desc>Sheet1.F6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0057722406">
                <text:p>4.50057722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9642685337">
                <text:p>4.49642685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49777613549">
                <text:p>4.4977761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49272061057">
                <text:p>4.49272061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.3" chart:maximum="4.7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-0.2" chart:maximum="0.2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38cm" svg:height="10.161cm" xlink:href=".." xlink:type="simple" chart:class="chart:scatter" chart:style-name="ch1">
        <chart:title svg:x="6.914cm" svg:y="0.338cm" chart:style-name="ch2">
          <text:p>Power</text:p>
        </chart:title>
        <chart:legend svg:x="8.368cm" svg:y="2.161cm" style:legend-expansion="custom" chartooo:width="4.265cm" chartooo:height="1.007cm" style:legend-expansion-aspect-ratio="4.23535253227408" chart:style-name="ch3"/>
        <chart:plot-area chart:style-name="ch4" table:cell-range-address="Sheet1.C5:Sheet1.E10" chart:data-source-has-labels="row" svg:x="0.705cm" svg:y="0.876cm" svg:width="13.271cm" svg:height="8.392cm">
          <chartooo:coordinate-region svg:x="1.617cm" svg:y="1.036cm" svg:width="11.34cm" svg:height="7.664cm"/>
          <chart:axis chart:dimension="x" chart:name="primary-x" chart:style-name="ch5">
            <chart:title svg:x="6.317cm" svg:y="9.471cm" chart:style-name="ch6">
              <text:p>Cells number</text:p>
            </chart:title>
          </chart:axis>
          <chart:axis chart:dimension="y" chart:name="primary-y" chart:style-name="ch7">
            <chart:title svg:x="0.371cm" svg:y="6.672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382cm" svg:y="6.17cm" chart:style-name="ch8">
              <text:p>Power (Shear) [W]</text:p>
            </chart:title>
          </chart:axis>
          <chart:series chart:attached-axis="primary-y" chart:style-name="ch11" chart:values-cell-range-address="Sheet1.D5:Sheet1.D10" chart:label-cell-address="Sheet1.D5:Sheet1.D5" chart:class="chart:scatter">
            <chart:domain table:cell-range-address="Sheet1.C5:Sheet1.C10"/>
            <chart:data-point chart:repeated="6"/>
          </chart:series>
          <chart:series chart:attached-axis="secondary-y" chart:style-name="ch12" chart:values-cell-range-address="Sheet1.E5:Sheet1.E10" chart:label-cell-address="Sheet1.E5:Sheet1.E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essure power</text:p>
                <draw:g>
                  <svg:desc>Sheet1.D5:Sheet1.D5</svg:desc>
                </draw:g>
              </table:table-cell>
              <table:table-cell office:value-type="string">
                <text:p>Shear power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:Sheet1.C10</svg:desc>
                </draw:g>
              </table:table-cell>
              <table:table-cell office:value-type="float" office:value="NaN">
                <text:p>NaN</text:p>
                <draw:g>
                  <svg:desc>Sheet1.D5:Sheet1.D10</svg:desc>
                </draw:g>
              </table:table-cell>
              <table:table-cell office:value-type="float" office:value="NaN">
                <text:p>NaN</text:p>
                <draw:g>
                  <svg:desc>Sheet1.E5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0936671715">
                <text:p>4.50936671715</text:p>
              </table:table-cell>
              <table:table-cell office:value-type="float" office:value="-0.126146550703">
                <text:p>-0.126146550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50057722406">
                <text:p>4.50057722406</text:p>
              </table:table-cell>
              <table:table-cell office:value-type="float" office:value="-0.126720100367">
                <text:p>-0.126720100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49642685337">
                <text:p>4.49642685337</text:p>
              </table:table-cell>
              <table:table-cell office:value-type="float" office:value="-0.127405136443">
                <text:p>-0.12740513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9777613549">
                <text:p>4.49777613549</text:p>
              </table:table-cell>
              <table:table-cell office:value-type="float" office:value="-0.126945453813">
                <text:p>-0.126945453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49272061057">
                <text:p>4.49272061057</text:p>
              </table:table-cell>
              <table:table-cell office:value-type="float" office:value="-0.128350506091">
                <text:p>-0.1283505060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